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d59" officeooo:paragraph-rsid="00093d59"/>
    </style:style>
    <style:style style:name="P2" style:family="paragraph" style:parent-style-name="Standard">
      <style:text-properties style:font-name="Courier 10 Pitch" officeooo:rsid="00093d59" officeooo:paragraph-rsid="00093d59"/>
    </style:style>
    <style:style style:name="P3" style:family="paragraph" style:parent-style-name="Standard">
      <style:text-properties style:font-name="Courier 10 Pitch" officeooo:rsid="00093d59" officeooo:paragraph-rsid="000c72d8"/>
    </style:style>
    <style:style style:name="P4" style:family="paragraph" style:parent-style-name="Standard">
      <style:text-properties style:font-name="Courier 10 Pitch" officeooo:rsid="000c72d8" officeooo:paragraph-rsid="000c72d8"/>
    </style:style>
    <style:style style:name="P5" style:family="paragraph" style:parent-style-name="Standard">
      <style:text-properties style:font-name="Courier 10 Pitch" officeooo:rsid="000d3cb3" officeooo:paragraph-rsid="000d3cb3"/>
    </style:style>
    <style:style style:name="P6" style:family="paragraph" style:parent-style-name="Standard">
      <style:text-properties officeooo:rsid="000ea9af" officeooo:paragraph-rsid="000ea9af"/>
    </style:style>
    <style:style style:name="P7" style:family="paragraph" style:parent-style-name="Standard">
      <style:text-properties officeooo:rsid="0010e889" officeooo:paragraph-rsid="0010e889"/>
    </style:style>
    <style:style style:name="P8" style:family="paragraph" style:parent-style-name="Standard">
      <style:text-properties officeooo:rsid="00093d59" officeooo:paragraph-rsid="00093d59"/>
    </style:style>
    <style:style style:name="P9" style:family="paragraph" style:parent-style-name="Standard">
      <style:text-properties officeooo:rsid="00093d59" officeooo:paragraph-rsid="0013c4b6"/>
    </style:style>
    <style:style style:name="P10" style:family="paragraph" style:parent-style-name="Standard">
      <style:text-properties officeooo:rsid="00093d59" officeooo:paragraph-rsid="00161064"/>
    </style:style>
    <style:style style:name="P11" style:family="paragraph" style:parent-style-name="Standard">
      <style:text-properties officeooo:rsid="00093d59" officeooo:paragraph-rsid="00180f18"/>
    </style:style>
    <style:style style:name="P12" style:family="paragraph" style:parent-style-name="Standard">
      <style:text-properties officeooo:rsid="00093d59" officeooo:paragraph-rsid="00192ff4"/>
    </style:style>
    <style:style style:name="P13" style:family="paragraph" style:parent-style-name="Standard">
      <style:text-properties officeooo:rsid="0012db26" officeooo:paragraph-rsid="0012db26"/>
    </style:style>
    <style:style style:name="P14" style:family="paragraph" style:parent-style-name="Standard">
      <style:paragraph-properties fo:break-before="page"/>
      <style:text-properties officeooo:rsid="00093d59" officeooo:paragraph-rsid="00161064"/>
    </style:style>
    <style:style style:name="P15" style:family="paragraph" style:parent-style-name="Standard">
      <style:paragraph-properties fo:break-before="page"/>
      <style:text-properties officeooo:rsid="00093d59" officeooo:paragraph-rsid="00192ff4"/>
    </style:style>
    <style:style style:name="P16" style:family="paragraph" style:parent-style-name="Header">
      <style:text-properties fo:font-weight="bold" officeooo:rsid="000aa26f" officeooo:paragraph-rsid="000aa26f" style:font-weight-asian="bold" style:font-weight-complex="bold"/>
    </style:style>
    <style:style style:name="T1" style:family="text">
      <style:text-properties officeooo:rsid="000c72d8"/>
    </style:style>
    <style:style style:name="T2" style:family="text">
      <style:text-properties officeooo:rsid="000ff2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netest : Tutoriel</text:p>
      <text:p text:style-name="P13"/>
      <text:p text:style-name="P1">1/ Coordonnées dans le mode Minetest.</text:p>
      <text:p text:style-name="P1"/>
      <text:p text:style-name="P11">X et Z définissent la position horizontale.</text:p>
      <text:p text:style-name="P1">Y correspond à la hauteur.</text:p>
      <text:p text:style-name="P1"/>
      <text:p text:style-name="P1"/>
      <text:p text:style-name="P1">2/ Importation des bibliothèques.</text:p>
      <text:p text:style-name="P1"/>
      <text:p text:style-name="P2">import mcpi.minecraft as minecraft</text:p>
      <text:p text:style-name="P2">import mcpi.block as block</text:p>
      <text:p text:style-name="P2">import server</text:p>
      <text:p text:style-name="P2">import sys</text:p>
      <text:p text:style-name="P1"/>
      <text:p text:style-name="P1"/>
      <text:p text:style-name="P6">Exercice :</text:p>
      <text:p text:style-name="P6">- Editer un texte</text:p>
      <text:p text:style-name="P6"/>
      <text:p text:style-name="P6"/>
      <text:p text:style-name="P1">2/ Initialisation du monde.</text:p>
      <text:p text:style-name="P1"/>
      <text:p text:style-name="P2">world = minecraft.Minecraft.create(server.address)</text:p>
      <text:p text:style-name="P1"/>
      <text:p text:style-name="P1"/>
      <text:p text:style-name="P1">3/ Afficher un message.</text:p>
      <text:p text:style-name="P1"/>
      <text:p text:style-name="P2">world.postToChat("Bonjour")</text:p>
      <text:p text:style-name="P1"/>
      <text:p text:style-name="P1"/>
      <text:p text:style-name="P1">Exercice :</text:p>
      <text:p text:style-name="P1"/>
      <text:p text:style-name="P1">- Lancer le script :</text:p>
      <text:p text:style-name="P5"/>
      <text:p text:style-name="P5">$ python ./script.py</text:p>
      <text:p text:style-name="P1"/>
      <text:p text:style-name="P1">- Modifier le message</text:p>
      <text:p text:style-name="P1">- Afficher plusieurs messages.</text:p>
      <text:p text:style-name="P1"/>
      <text:p text:style-name="P1"/>
      <text:p text:style-name="P12"><text:line-break/></text:p>
      <text:p text:style-name="P15">4/ Afficher les coordonnées du joueur.</text:p>
      <text:p text:style-name="P1"/>
      <text:p text:style-name="P2">playerPos = world.player.getPos()</text:p>
      <text:p text:style-name="P2">world.postToChat(str(playerPos.x) + " " + str(playerPos.y) + " " + str(playerPos.z))</text:p>
      <text:p text:style-name="P1"/>
      <text:p text:style-name="P1"/>
      <text:p text:style-name="P9">5/ Ajouter un node/bloc.</text:p>
      <text:p text:style-name="P1"/>
      <text:p text:style-name="P2">world.setBlock(playerPos.x,playerPos.y ,playerPos.z + 1,block.DIAMOND_ORE)</text:p>
      <text:p text:style-name="P1"/>
      <text:p text:style-name="P1"/>
      <text:p text:style-name="P1">Exercice :</text:p>
      <text:p text:style-name="P1"/>
      <text:p text:style-name="P1">- Changer la texture du bloc.</text:p>
      <text:p text:style-name="P1">- Ajouter plusieurs blocs.</text:p>
      <text:p text:style-name="P1">- Créer des formes avec les blocs</text:p>
      <text:p text:style-name="P1"/>
      <text:p text:style-name="P1"/>
      <text:p text:style-name="P1">6/ Boucle : Afficher des nombres.</text:p>
      <text:p text:style-name="P1"/>
      <text:p text:style-name="P2">for level in range(0, 10):</text:p>
      <text:p text:style-name="P2"><text:s text:c="3"/>world.postToChat(str(level) + " ")</text:p>
      <text:p text:style-name="P1"/>
      <text:p text:style-name="P1"/>
      <text:p text:style-name="P1">Exercice :</text:p>
      <text:p text:style-name="P1"/>
      <text:p text:style-name="P1">- Modifier le nombre de départ et le nombre de fin.</text:p>
      <text:p text:style-name="P1"/>
      <text:p text:style-name="P1"/>
      <text:p text:style-name="P1">7/ Boucle : Ajouter des blocs.</text:p>
      <text:p text:style-name="P1"/>
      <text:p text:style-name="P2">[x,y,z] = world.player.getPos()</text:p>
      <text:p text:style-name="P2"/>
      <text:p text:style-name="P2">for level in range(0, 3):</text:p>
      <text:p text:style-name="P2"><text:s text:c="4"/>world.setBlock( x + 1, y + level, z, block.BRICK_BLOCK )</text:p>
      <text:p text:style-name="P1"/>
      <text:p text:style-name="P1"/>
      <text:p text:style-name="P1">Exercice : </text:p>
      <text:p text:style-name="P1"/>
      <text:p text:style-name="P1">- Ajouter plusieurs blocs.</text:p>
      <text:p text:style-name="P1">- Modifier la direction de l'ajout des blocs</text:p>
      <text:p text:style-name="P1">- Créer 2 lignes de bloc perpendiculaires</text:p>
      <text:p text:style-name="P1">- Créer un carré</text:p>
      <text:p text:style-name="P1"/>
      <text:p text:style-name="P1"/>
      <text:p text:style-name="P10"><text:span text:style-name="T2"><text:line-break/></text:span></text:p>
      <text:p text:style-name="P14"><text:span text:style-name="T2">8</text:span>/ Boucle<text:span text:style-name="T1">s</text:span> <text:span text:style-name="T1">imbriqués </text:span>: Ajouter des blocs.</text:p>
      <text:p text:style-name="P3"/>
      <text:p text:style-name="P4">for level1 in range(0, 3):</text:p>
      <text:p text:style-name="P4"><text:s text:c="4"/>for level2 in range(0, 6):</text:p>
      <text:p text:style-name="P4"><text:s text:c="8"/>world.setBlock( x + level1, y + level2, z, block.BRICK_BLOCK )</text:p>
      <text:p text:style-name="P1"/>
      <text:p text:style-name="P1"/>
      <text:p text:style-name="P7">Exercice : </text:p>
      <text:p text:style-name="P7"/>
      <text:p text:style-name="P7">- Construire une mai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aa26f" officeooo:paragraph-rsid="000aa26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Minetest : Tutoriel<text:tab/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0:09:44.373466669</meta:creation-date>
    <dc:date>2018-11-16T20:32:36.165898309</dc:date>
    <meta:editing-duration>PT11M1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3" meta:paragraph-count="52" meta:word-count="234" meta:character-count="1516" meta:non-whitespace-character-count="1308"/>
  </office:meta>
</office:document-meta>
</file>